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5" table:number-rows-spanned="1">
            <text:p>m=+1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Lineup y = ((1 + Sqrt[5])/2)^-1*(x - 1) + 10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Linedn y = ((1 + Sqrt[5])/2)^-1*(x - 2) + 6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|E|</text:p>
          </table:table-cell>
          <table:table-cell office:value-type="string" calcext:value-type="string">
            <text:p>Norbitals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22" calcext:value-type="float">
            <text:p>0.222</text:p>
          </table:table-cell>
          <table:table-cell office:value-type="float" office:value="610" calcext:value-type="float">
            <text:p>610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07" calcext:value-type="float">
            <text:p>0.207</text:p>
          </table:table-cell>
          <table:table-cell office:value-type="float" office:value="552" calcext:value-type="float">
            <text:p>552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21" calcext:value-type="float">
            <text:p>0.221</text:p>
          </table:table-cell>
          <table:table-cell office:value-type="float" office:value="492" calcext:value-type="float">
            <text:p>492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05" calcext:value-type="float">
            <text:p>0.205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87" calcext:value-type="float">
            <text:p>0.187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76" calcext:value-type="float">
            <text:p>0.176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Bengali" style:language-complex="bn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chisman Panigrahi</meta:initial-creator>
    <meta:creation-date>2021-08-03T21:56:47.164364746</meta:creation-date>
    <dc:date>2021-08-03T22:24:22.453904500</dc:date>
    <dc:creator>Archisman Panigrahi</dc:creator>
    <meta:editing-duration>PT17M26S</meta:editing-duration>
    <meta:editing-cycles>5</meta:editing-cycles>
    <meta:generator>LibreOffice/7.1.5.2$Linux_X86_64 LibreOffice_project/10$Build-2</meta:generator>
    <meta:document-statistic meta:table-count="1" meta:cell-count="21" meta:object-count="0"/>
  </office:meta>
</office:document-meta>
</file>